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97.8pt"/>
    </style:style>
    <style:style style:name="co2" style:family="table-column">
      <style:table-column-properties fo:break-before="auto" style:column-width="223.71pt"/>
    </style:style>
    <style:style style:name="co3" style:family="table-column">
      <style:table-column-properties fo:break-before="auto" style:column-width="74.75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1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rebuchet MS"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rebuchet MS" fo:font-size="13pt" style:font-size-asian="13pt" style:font-size-complex="13pt"/>
    </style:style>
    <style:style style:name="ce12" style:family="table-cell" style:parent-style-name="Default">
      <style:text-properties style:font-name="Trebuchet MS"/>
    </style:style>
    <style:style style:name="ce4" style:family="table-cell" style:parent-style-name="Default">
      <style:table-cell-properties fo:background-color="#cccccc"/>
      <style:text-properties style:font-name="Trebuchet M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Trebuchet MS" fo:font-size="9pt" style:font-size-asian="9pt" style:font-size-complex="9pt"/>
    </style:style>
    <style:style style:name="ce6" style:family="table-cell" style:parent-style-name="Default">
      <style:table-cell-properties fo:background-color="#cccccc"/>
      <style:text-properties style:font-name="Trebuchet MS" fo:font-size="9pt" style:font-size-asian="9pt" style:font-size-complex="9pt"/>
    </style:style>
    <style:style style:name="ce7" style:family="table-cell" style:parent-style-name="Default">
      <style:text-properties style:font-name="Trebuchet MS" fo:font-size="12pt" style:font-size-asian="12pt" style:font-size-complex="12pt"/>
    </style:style>
    <style:style style:name="ce8" style:family="table-cell" style:parent-style-name="Default">
      <style:table-cell-properties fo:background-color="#cccccc"/>
      <style:text-properties style:font-name="Trebuchet MS"/>
    </style:style>
    <style:style style:name="ce9" style:family="table-cell" style:parent-style-name="Default">
      <style:text-properties style:font-name="Trebuchet MS" fo:font-size="9pt" style:font-size-asian="9pt" style:font-size-complex="9pt"/>
    </style:style>
    <style:style style:name="ce10" style:family="table-cell" style:parent-style-name="Default">
      <style:table-cell-properties fo:background-color="#cccccc"/>
      <style:text-properties style:font-name="Trebuchet M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9" table:default-cell-style-name="ce12"/>
        <table:table-row table:style-name="ro1">
          <table:table-cell table:style-name="ce1" office:value-type="string" calcext:value-type="string" table:number-columns-spanned="5" table:number-rows-spanned="1">
            <text:p>Search Evaluation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2" table:number-rows-spanned="1">
            <text:p>Quelle</text:p>
          </table:table-cell>
          <table:covered-table-cell/>
          <table:table-cell table:number-columns-repeated="1022"/>
        </table:table-row>
        <table:table-row table:style-name="ro3">
          <table:table-cell table:number-columns-repeated="2"/>
          <table:table-cell table:style-name="ce7" office:value-type="string" calcext:value-type="string">
            <text:p>Lead-Level I</text:p>
          </table:table-cell>
          <table:table-cell table:style-name="ce7" office:value-type="string" calcext:value-type="string">
            <text:p>Lead-Level II</text:p>
          </table:table-cell>
          <table:table-cell table:style-name="ce7" office:value-type="string" calcext:value-type="string">
            <text:p>Evaluation Leads</text:p>
          </table:table-cell>
          <table:table-cell table:style-name="ce7" office:value-type="string" calcext:value-type="string">
            <text:p>Entferne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Job-Newsletter</text:p>
          </table:table-cell>
          <table:table-cell table:style-name="ce4" office:value-type="string" calcext:value-type="string">
            <text:p>Suchbegriff</text:p>
          </table:table-cell>
          <table:table-cell table:style-name="ce8" table:number-columns-repeated="4"/>
          <table:table-cell table:number-columns-repeated="1018"/>
        </table:table-row>
        <table:table-row table:style-name="ro4">
          <table:table-cell office:value-type="string" calcext:value-type="string">
            <text:p>Stepstone</text:p>
          </table:table-cell>
          <table:table-cell table:style-name="ce5" office:value-type="string" calcext:value-type="string">
            <text:p>“Research in Deutschland”</text:p>
          </table:table-cell>
          <table:table-cell table:style-name="ce5" table:number-columns-repeated="2"/>
          <table:table-cell table:style-name="ce9" table:formula="of:=[.C5]+([.D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Spezialist Talentmanagement”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table:formula="of:=[.C6]+([.D6]*2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Vekaufs- &amp; Führungskräftetrainer”</text:p>
          </table:table-cell>
          <table:table-cell table:style-name="ce5" table:number-columns-repeated="2"/>
          <table:table-cell table:style-name="ce9" table:formula="of:=[.C7]+([.D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Spezialist Talentmanagement Stuttgart”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table:formula="of:=[.C8]+([.D8]*2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Training Manager”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9" table:formula="of:=[.C9]+([.D9]*2)" office:value-type="float" office:value="2" calcext:value-type="float">
            <text:p>2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"Entwicklung, Weiterbildung, Training" in "D-PLZ 70" </text:p>
          </table:table-cell>
          <table:table-cell table:style-name="ce5" table:number-columns-repeated="2"/>
          <table:table-cell table:style-name="ce9" table:formula="of:=[.C10]+([.D1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Indeed</text:p>
          </table:table-cell>
          <table:table-cell table:style-name="ce5" office:value-type="string" calcext:value-type="string">
            <text:p>“Consultant Organisationsberatung”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9" table:formula="of:=[.C11]+([.D11]*2)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Communicatie Adviseur”</text:p>
          </table:table-cell>
          <table:table-cell table:style-name="ce5" table:number-columns-repeated="2"/>
          <table:table-cell table:style-name="ce9" table:formula="of:=[.C12]+([.D1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Euractiv</text:p>
          </table:table-cell>
          <table:table-cell table:style-name="ce5" table:number-columns-repeated="3"/>
          <table:table-cell table:style-name="ce9" table:formula="of:=[.C13]+([.D1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obs.CH</text:p>
          </table:table-cell>
          <table:table-cell table:style-name="ce5" office:value-type="string" calcext:value-type="string">
            <text:p>“Training”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table:formula="of:=[.C14]+([.D14]*2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Organisational Development”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9" table:formula="of:=[.C15]+([.D15]*2)" office:value-type="float" office:value="1" calcext:value-type="float">
            <text:p>1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Deutsche Startups</text:p>
          </table:table-cell>
          <table:table-cell table:style-name="ce5" table:number-columns-repeated="3"/>
          <table:table-cell table:style-name="ce9" table:formula="of:=[.C16]+([.D1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Startup Sucht</text:p>
          </table:table-cell>
          <table:table-cell table:style-name="ce5" table:number-columns-repeated="3"/>
          <table:table-cell table:style-name="ce9" table:formula="of:=[.C17]+([.D1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ründerszene</text:p>
          </table:table-cell>
          <table:table-cell table:style-name="ce5" table:number-columns-repeated="3"/>
          <table:table-cell table:style-name="ce9" table:formula="of:=[.C18]+([.D1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The Local</text:p>
          </table:table-cell>
          <table:table-cell table:style-name="ce5" office:value-type="string" calcext:value-type="string">
            <text:p>“Consultancy”</text:p>
          </table:table-cell>
          <table:table-cell table:style-name="ce5" table:number-columns-repeated="2"/>
          <table:table-cell table:style-name="ce9" table:formula="of:=[.C19]+([.D1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XING</text:p>
          </table:table-cell>
          <table:table-cell table:style-name="ce5" office:value-type="string" calcext:value-type="string">
            <text:p>“Organisationsberater”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9" table:formula="of:=[.C20]+([.D20]*2)" office:value-type="float" office:value="3" calcext:value-type="float">
            <text:p>3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reenjobs</text:p>
          </table:table-cell>
          <table:table-cell table:style-name="ce5" table:number-columns-repeated="3"/>
          <table:table-cell table:style-name="ce9" table:formula="of:=[.C21]+([.D2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Jobverde</text:p>
          </table:table-cell>
          <table:table-cell table:style-name="ce5" table:number-columns-repeated="3"/>
          <table:table-cell table:style-name="ce9" table:formula="of:=[.C22]+([.D2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Human Ressources</text:p>
          </table:table-cell>
          <table:table-cell table:style-name="ce5" table:number-columns-repeated="3"/>
          <table:table-cell table:style-name="ce9"/>
          <table:table-cell table:number-columns-repeated="1019"/>
        </table:table-row>
        <table:table-row table:style-name="ro3">
          <table:table-cell table:style-name="ce4" office:value-type="string" calcext:value-type="string">
            <text:p>Jobbörsen</text:p>
          </table:table-cell>
          <table:table-cell table:style-name="ce6" table:number-columns-repeated="3"/>
          <table:table-cell table:style-name="ce10"/>
          <table:table-cell table:number-columns-repeated="1019"/>
        </table:table-row>
        <table:table-row table:style-name="ro4">
          <table:table-cell office:value-type="string" calcext:value-type="string">
            <text:p>Glassdoor</text:p>
          </table:table-cell>
          <table:table-cell table:style-name="ce5" office:value-type="string" calcext:value-type="string">
            <text:p>“Training”</text:p>
          </table:table-cell>
          <table:table-cell table:style-name="ce5" table:number-columns-repeated="2"/>
          <table:table-cell table:style-name="ce9" table:formula="of:=[.C25]+([.D2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office:value-type="string" calcext:value-type="string">
            <text:p>“Organisational Development”</text:p>
          </table:table-cell>
          <table:table-cell table:style-name="ce5" table:number-columns-repeated="2"/>
          <table:table-cell table:style-name="ce9" table:formula="of:=[.C26]+([.D2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27]+([.D2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28]+([.D2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29]+([.D2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0]+([.D3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1]+([.D3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2]+([.D3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3]+([.D3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4]+([.D3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5]+([.D3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6]+([.D3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7]+([.D3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8]+([.D3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39]+([.D3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0]+([.D4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1]+([.D4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2]+([.D4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3]+([.D4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4]+([.D4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5]+([.D4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6]+([.D4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7]+([.D4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8]+([.D4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49]+([.D4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0]+([.D5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1]+([.D5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2]+([.D5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3]+([.D5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4]+([.D5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5]+([.D5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6]+([.D5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7]+([.D5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8]+([.D5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59]+([.D5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0]+([.D6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1]+([.D6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2]+([.D6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3]+([.D6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4]+([.D6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5]+([.D6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6]+([.D6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7]+([.D6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8]+([.D6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69]+([.D6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0]+([.D7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1]+([.D7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2]+([.D7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3]+([.D7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4]+([.D7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5]+([.D7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6]+([.D7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7]+([.D7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8]+([.D7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79]+([.D7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0]+([.D8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1]+([.D8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2]+([.D8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3]+([.D8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4]+([.D8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5]+([.D8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6]+([.D8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7]+([.D8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8]+([.D8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89]+([.D8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0]+([.D9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1]+([.D9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2]+([.D9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3]+([.D9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4]+([.D9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5]+([.D9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6]+([.D9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7]+([.D9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8]+([.D9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99]+([.D9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0]+([.D10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1]+([.D10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2]+([.D10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3]+([.D10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4]+([.D10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5]+([.D10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6]+([.D10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7]+([.D10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8]+([.D10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09]+([.D10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0]+([.D11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1]+([.D11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2]+([.D11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3]+([.D113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4]+([.D114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5]+([.D115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6]+([.D116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7]+([.D117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8]+([.D118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19]+([.D119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9" table:formula="of:=[.C120]+([.D120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5" table:formula="of:=[.C121]+([.D121]*2)" office:value-type="float" office:value="0" calcext:value-type="float">
            <text:p>0</text:p>
          </table:table-cell>
          <table:table-cell table:number-columns-repeated="1019"/>
        </table:table-row>
        <table:table-row table:style-name="ro4">
          <table:table-cell/>
          <table:table-cell table:style-name="ce5" table:number-columns-repeated="3"/>
          <table:table-cell table:style-name="ce5" table:formula="of:=[.C122]+([.D122]*2)" office:value-type="float" office:value="0" calcext:value-type="float">
            <text:p>0</text:p>
          </table:table-cell>
          <table:table-cell table:number-columns-repeated="1019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Sheet1.E5:Sheet1.E120">
            <calcext:color-scale>
              <calcext:color-scale-entry calcext:value="0" calcext:type="minimum" calcext:color="#e0efd4"/>
              <calcext:color-scale-entry calcext:value="50" calcext:type="percentile" calcext:color="#add58a"/>
              <calcext:color-scale-entry calcext:value="0" calcext:type="maximum" calcext:color="#57983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rebuchet MS" svg:font-family="'Trebuchet M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19:20:09.2237920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20:31:32.342033097</meta:creation-date>
    <dc:date>2020-03-12T20:08:59.530493486</dc:date>
    <meta:editing-duration>P3DT4H18M58S</meta:editing-duration>
    <meta:editing-cycles>11</meta:editing-cycles>
    <meta:generator>LibreOffice/6.0.7.3$Linux_X86_64 LibreOffice_project/00m0$Build-3</meta:generator>
    <meta:document-statistic meta:table-count="1" meta:cell-count="159" meta:object-count="0"/>
  </office:meta>
</office:document-meta>
</file>